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fce" officeooo:paragraph-rsid="0002efce"/>
    </style:style>
    <style:style style:name="P2" style:family="paragraph" style:parent-style-name="Standard">
      <style:text-properties officeooo:rsid="0003329e" officeooo:paragraph-rsid="0003329e"/>
    </style:style>
    <style:style style:name="P3" style:family="paragraph" style:parent-style-name="Standard">
      <style:text-properties officeooo:rsid="0003329e" officeooo:paragraph-rsid="00052121"/>
    </style:style>
    <style:style style:name="P4" style:family="paragraph" style:parent-style-name="Standard">
      <style:text-properties officeooo:rsid="00052121" officeooo:paragraph-rsid="00052121"/>
    </style:style>
    <style:style style:name="P5" style:family="paragraph" style:parent-style-name="Standard">
      <style:text-properties officeooo:rsid="00052121" officeooo:paragraph-rsid="0006722d"/>
    </style:style>
    <style:style style:name="P6" style:family="paragraph" style:parent-style-name="Standard">
      <style:text-properties fo:font-weight="bold" officeooo:rsid="00052121" officeooo:paragraph-rsid="00052121" style:font-weight-asian="bold" style:font-weight-complex="bold"/>
    </style:style>
    <style:style style:name="P7" style:family="paragraph" style:parent-style-name="Standard">
      <style:text-properties officeooo:rsid="0006722d" officeooo:paragraph-rsid="0006722d"/>
    </style:style>
    <style:style style:name="P8" style:family="paragraph" style:parent-style-name="Standard">
      <style:text-properties officeooo:rsid="000783d3" officeooo:paragraph-rsid="000783d3"/>
    </style:style>
    <style:style style:name="P9" style:family="paragraph" style:parent-style-name="Standard">
      <style:text-properties officeooo:rsid="000b42f4" officeooo:paragraph-rsid="000b42f4"/>
    </style:style>
    <style:style style:name="P10" style:family="paragraph" style:parent-style-name="Standard">
      <style:text-properties officeooo:rsid="000eed04" officeooo:paragraph-rsid="000eed04"/>
    </style:style>
    <style:style style:name="P11" style:family="paragraph" style:parent-style-name="Standard">
      <style:text-properties officeooo:rsid="00127a3a" officeooo:paragraph-rsid="00127a3a"/>
    </style:style>
    <style:style style:name="P12" style:family="paragraph" style:parent-style-name="Standard">
      <style:text-properties fo:font-weight="bold" officeooo:rsid="00127a3a" officeooo:paragraph-rsid="00127a3a" style:font-weight-asian="bold" style:font-weight-complex="bold"/>
    </style:style>
    <style:style style:name="P13" style:family="paragraph" style:parent-style-name="Standard">
      <style:text-properties officeooo:rsid="00127ac4" officeooo:paragraph-rsid="00127a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8ba" style:font-weight-asian="bold" style:font-weight-complex="bold"/>
    </style:style>
    <style:style style:name="T3" style:family="text">
      <style:text-properties officeooo:rsid="0006722d"/>
    </style:style>
    <style:style style:name="T4" style:family="text">
      <style:text-properties officeooo:rsid="000783d3"/>
    </style:style>
    <style:style style:name="T5" style:family="text">
      <style:text-properties officeooo:rsid="000968ba"/>
    </style:style>
    <style:style style:name="T6" style:family="text">
      <style:text-properties officeooo:rsid="000be902"/>
    </style:style>
    <style:style style:name="T7" style:family="text">
      <style:text-properties officeooo:rsid="000ecca9"/>
    </style:style>
    <style:style style:name="T8" style:family="text">
      <style:text-properties officeooo:rsid="0010ab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ach Dev Trader Addition Methodology</text:p>
      <text:p text:style-name="P1"/>
      <text:p text:style-name="P2">Today is Mar 21, 2019. I am going to add about 10 stocks to the US breach dev trader list. </text:p>
      <text:p text:style-name="P2"/>
      <text:p text:style-name="P9">This document will be compiled by addressing the “five Ws”, explaining why this is done and how this is done and when this is done. <text:span text:style-name="T6">Similar format will be adopted for all future how-to documents. Always address why.</text:span></text:p>
      <text:p text:style-name="P2"/>
      <text:p text:style-name="P6">Why?</text:p>
      <text:p text:style-name="P4">I want to add positions to the short side to achieve a better balance of positions, <text:span text:style-name="T5">to maximize the diversification benefits of holding spread positions. This document will elucidate on the exact methodology used so as to standardize the process going forward.</text:span></text:p>
      <text:p text:style-name="P3"/>
      <text:p text:style-name="P4"><text:span text:style-name="T1">Who?</text:span> </text:p>
      <text:p text:style-name="P4">I am.</text:p>
      <text:p text:style-name="P2"/>
      <text:p text:style-name="P6">What? </text:p>
      <text:p text:style-name="P4">Update breachUSNames.txt. <text:s/><text:span text:style-name="T3">(put in the mapping of US tickers → default Size).</text:span></text:p>
      <text:p text:style-name="P7">Update chinaAll.txt (put the US names <text:span text:style-name="T7">at the bottom of the table</text:span>)</text:p>
      <text:p text:style-name="P3"/>
      <text:p text:style-name="P6">When?</text:p>
      <text:p text:style-name="P4">Every morning.</text:p>
      <text:p text:style-name="P4"/>
      <text:p text:style-name="P8"><text:span text:style-name="T1">How do you decide which stocks </text:span><text:span text:style-name="T2">are added</text:span><text:span text:style-name="T1">?</text:span> </text:p>
      <text:p text:style-name="P8">First, the stock should be trading at less than US$300 for it to be admissible</text:p>
      <text:p text:style-name="P8">Second, the stock needs to have low correlation with the indicies, so that the addition of the stock will achieve diversification benefits.</text:p>
      <text:p text:style-name="P4"/>
      <text:p text:style-name="P10">Current selection heavily favors potentially shortable <text:span text:style-name="T8">stocks</text:span>, so go to finviz and search for the worst performers every morning, add one worst performer from each industry.</text:p>
      <text:p text:style-name="P4"/>
      <text:p text:style-name="P12">New Methodology:</text:p>
      <text:p text:style-name="P11">Choose stocks that are negatively correlated with the index performance of that day.</text:p>
      <text:p text:style-name="P13">Do this each morning after US closes.</text:p>
      <text:p text:style-name="P4"/>
      <text:p text:style-name="P6">How you update<text:span text:style-name="T4">(mechanism)</text:span>?</text:p>
      <text:p text:style-name="P2"/>
      <text:p text:style-name="P5">The target file to update is breachUSNames.txt in the trading folder. When you open up the file, there are two columns. It contains a stock ticker to default size mapping. </text:p>
      <text:p text:style-name="P5"/>
      <text:p text:style-name="P5">The default size is computing by Math.round(10000/last close/100)*100, <text:span text:style-name="T3">and stocks with price &gt; 300 are discarded since the delta would exceed single stock limit (200k CNY)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7:11:11.661107851</meta:creation-date>
    <dc:date>2019-03-25T11:49:51.416185947</dc:date>
    <meta:editing-duration>PT3H49M1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89" meta:character-count="1724" meta:non-whitespace-character-count="1451"/>
  </office:meta>
</office:document-meta>
</file>